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1531071" text:style-name="L2">
        <text:list-item>
          <text:p text:style-name="P1">Overview</text:p>
          <text:list>
            <text:list-item>
              <text:p text:style-name="P1">Problem statement</text:p>
            </text:list-item>
            <text:list-item>
              <text:p text:style-name="P1">Use cases</text:p>
            </text:list-item>
            <text:list-item>
              <text:p text:style-name="P1">Architecture</text:p>
            </text:list-item>
          </text:list>
        </text:list-item>
        <text:list-item>
          <text:p text:style-name="P1">Implementation</text:p>
          <text:list>
            <text:list-item>
              <text:p text:style-name="P1">Rule service</text:p>
            </text:list-item>
            <text:list-item>
              <text:p text:style-name="P1">Views</text:p>
            </text:list-item>
            <text:list-item>
              <text:p text:style-name="P1">DSS1 Rule Subsystem</text:p>
              <text:list>
                <text:list-item>
                  <text:p text:style-name="P1">Compiler (provided)</text:p>
                </text:list-item>
                <text:list-item>
                  <text:p text:style-name="P1">Interpreter</text:p>
                  <text:list>
                    <text:list-item>
                      <text:p text:style-name="P1">InterpreterVisitor</text:p>
                    </text:list-item>
                    <text:list-item>
                      <text:p text:style-name="P1">Execution Context</text:p>
                    </text:list-item>
                    <text:list-item>
                      <text:p text:style-name="P1">Evaluation</text:p>
                    </text:list-item>
                    <text:list-item>
                      <text:p text:style-name="P1">Intrinsics</text:p>
                    </text:list-item>
                  </text:list>
                </text:list-item>
                <text:list-item>
                  <text:p text:style-name="P1">Rule storage</text:p>
                </text:list-item>
              </text:list>
            </text:list-item>
          </text:list>
        </text:list-item>
        <text:list-item>
          <text:p text:style-name="P1">Results</text:p>
          <text:list>
            <text:list-item>
              <text:p text:style-name="P1">Demonstration</text:p>
              <text:list>
                <text:list-item>
                  <text:p text:style-name="P1">“Hello, world”</text:p>
                </text:list-item>
                <text:list-item>
                  <text:p text:style-name="P1">Rule-based alerts</text:p>
                </text:list-item>
              </text:list>
            </text:list-item>
            <text:list-item>
              <text:p text:style-name="P1">Verification</text:p>
              <text:list>
                <text:list-item>
                  <text:p text:style-name="P1">Language-level tests</text:p>
                </text:list-item>
                <text:list-item>
                  <text:p text:style-name="P1">Test of intrinsic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4:37:36</meta:creation-date>
    <meta:document-statistic meta:table-count="0" meta:image-count="0" meta:object-count="0" meta:page-count="1" meta:paragraph-count="22" meta:word-count="57" meta:character-count="338" meta:non-whitespace-character-count="325"/>
    <dc:date>2013-04-30T14:43:57</dc:date>
    <meta:editing-duration>PT6M21S</meta:editing-duration>
    <meta:editing-cycles>1</meta:editing-cycles>
    <meta:generator>LibreOffice/3.4$Linux LibreOffice_project/340m1$Build-402</meta:generator>
  </office:meta>
</office:document-meta>
</file>